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560000014F9C62914E26FF904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6pt" officeooo:rsid="001fe495" officeooo:paragraph-rsid="001fe495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color="#000000" fo:font-size="26pt" officeooo:rsid="001fe495" officeooo:paragraph-rsid="001fe495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color="#000000" fo:font-size="26pt" officeooo:rsid="001fe495" officeooo:paragraph-rsid="001fe495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officeooo:rsid="001fe495" officeooo:paragraph-rsid="001fe495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fo:font-size="16pt" style:text-underline-style="none" officeooo:rsid="001fe495" officeooo:paragraph-rsid="001fe495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s de Données</text:p>
      <text:p text:style-name="P2">Source : PostgreSQLfr</text:p>
      <text:p text:style-name="P2"/>
      <text:p text:style-name="P4">Types numériques :</text:p>
      <text:p text:style-name="P5"><draw:frame draw:style-name="fr1" draw:name="Image1" text:anchor-type="paragraph" svg:width="8.1063in" svg:height="2.8791in" draw:z-index="0"><draw:image xlink:href="Pictures/10000201000004560000014F9C62914E26FF9042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6:17:20.040333444</meta:creation-date>
    <meta:generator>LibreOffice/6.2.7.1$Linux_X86_64 LibreOffice_project/20$Build-1</meta:generator>
    <dc:date>2019-10-24T16:21:21.504219524</dc:date>
    <meta:editing-duration>PT4M2S</meta:editing-duration>
    <meta:editing-cycles>2</meta:editing-cycles>
    <meta:document-statistic meta:table-count="0" meta:image-count="1" meta:object-count="0" meta:page-count="1" meta:paragraph-count="3" meta:word-count="9" meta:character-count="55" meta:non-whitespace-character-count="49"/>
  </office:meta>
</office:document-meta>
</file>